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7" style:family="paragraph" style:parent-style-name="Table_20_Contents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6" style:family="paragraph" style:parent-style-name="Footnote">
      <style:text-properties style:font-name="Liberation Sans" officeooo:paragraph-rsid="1015e93a"/>
    </style:style>
    <style:style style:name="P27" style:family="paragraph" style:parent-style-name="Footnote">
      <style:text-properties style:font-name="Liberation Sans" officeooo:paragraph-rsid="108c34c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8353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Standard">
      <style:text-properties officeooo:paragraph-rsid="1097b912"/>
    </style:style>
    <style:style style:name="P88" style:family="paragraph" style:parent-style-name="Standard">
      <style:text-properties officeooo:paragraph-rsid="109940d7"/>
    </style:style>
    <style:style style:name="P89" style:family="paragraph" style:parent-style-name="Standard">
      <style:text-properties officeooo:paragraph-rsid="109a5ef3"/>
    </style:style>
    <style:style style:name="P90" style:family="paragraph" style:parent-style-name="Standard">
      <style:text-properties officeooo:paragraph-rsid="10a3f65d"/>
    </style:style>
    <style:style style:name="P91" style:family="paragraph" style:parent-style-name="Standard">
      <style:text-properties officeooo:paragraph-rsid="10ab1f0a"/>
    </style:style>
    <style:style style:name="P92" style:family="paragraph" style:parent-style-name="Standard">
      <style:text-properties officeooo:rsid="10b5b188" officeooo:paragraph-rsid="10b5b188"/>
    </style:style>
    <style:style style:name="P93" style:family="paragraph" style:parent-style-name="Standard">
      <style:text-properties officeooo:paragraph-rsid="10bb6617"/>
    </style:style>
    <style:style style:name="P94" style:family="paragraph" style:parent-style-name="Standard">
      <style:text-properties officeooo:paragraph-rsid="10c51381"/>
    </style:style>
    <style:style style:name="P95" style:family="paragraph" style:parent-style-name="Footnote">
      <style:text-properties officeooo:paragraph-rsid="105c5e96"/>
    </style:style>
    <style:style style:name="P96" style:family="paragraph" style:parent-style-name="Standard">
      <style:text-properties officeooo:paragraph-rsid="10c8353c"/>
    </style:style>
    <style:style style:name="P9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7541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fo:language="nl" fo:country="NL" style:language-asian="nl" style:country-asian="NL"/>
    </style:style>
    <style:style style:name="T1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8d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fo:language="nl" fo:country="NL" officeooo:rsid="10cb9fce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style:font-size-asian="12pt" style:font-size-complex="12pt"/>
    </style:style>
    <style:style style:name="T20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style:font-size-asian="12pt" style:font-size-complex="12pt"/>
    </style:style>
    <style:style style:name="T220" style:family="text">
      <style:text-properties officeooo:rsid="04473353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officeooo:rsid="10b5b188" style:font-weight-asian="bold" style:font-weight-complex="bold"/>
    </style:style>
    <style:style style:name="T223" style:family="text">
      <style:text-properties fo:font-weight="bold" officeooo:rsid="10b7d6ce" style:font-weight-asian="bold" style:font-weight-complex="bold"/>
    </style:style>
    <style:style style:name="T224" style:family="text">
      <style:text-properties officeooo:rsid="0aace3cd"/>
    </style:style>
    <style:style style:name="T225" style:family="text">
      <style:text-properties fo:font-size="10pt" officeooo:rsid="04473353" style:font-size-asian="10pt" style:font-size-complex="10pt"/>
    </style:style>
    <style:style style:name="T226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style:font-name="Liberation Mono" fo:font-size="11pt" officeooo:rsid="10048e31" style:font-size-asian="11pt" style:font-size-complex="11pt"/>
    </style:style>
    <style:style style:name="T230" style:family="text">
      <style:text-properties officeooo:rsid="0f95a7a0"/>
    </style:style>
    <style:style style:name="T231" style:family="text">
      <style:text-properties officeooo:rsid="0f8f58bd"/>
    </style:style>
    <style:style style:name="T232" style:family="text">
      <style:text-properties style:font-name="Ubuntu1" fo:font-size="10pt" officeooo:rsid="04473353" style:font-size-asian="10pt" style:font-size-complex="10pt"/>
    </style:style>
    <style:style style:name="T233" style:family="text">
      <style:text-properties officeooo:rsid="101b90cf"/>
    </style:style>
    <style:style style:name="T234" style:family="text">
      <style:text-properties officeooo:rsid="101e15d6"/>
    </style:style>
    <style:style style:name="T235" style:family="text">
      <style:text-properties officeooo:rsid="10048e31"/>
    </style:style>
    <style:style style:name="T236" style:family="text">
      <style:text-properties style:text-underline-style="none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font-variant="normal" fo:text-transform="none" style:use-window-font-color="true" loext:opacity="0%" style:text-position="super 58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font-variant="normal" fo:text-transform="none" style:use-window-font-color="true" loext:opacity="0%" style:text-position="super 58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officeooo:rsid="10a19599"/>
    </style:style>
    <style:style style:name="T269" style:family="text">
      <style:text-properties officeooo:rsid="10b5b188"/>
    </style:style>
    <style:style style:name="T270" style:family="text">
      <style:text-properties officeooo:rsid="10b887a8"/>
    </style:style>
    <style:style style:name="T271" style:family="text">
      <style:text-properties officeooo:rsid="10cedf4f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71">C</text:span><text:span text:style-name="T170">hecklist voor </text:span><text:span text:style-name="T172">de installatie</text:span><text:span text:style-name="T170"> van </text:span><text:span text:style-name="T170"><text:user-field-get text:name="Distro">Debian</text:user-field-get></text:span><text:span text:style-name="T173"><text:s/></text:span><text:span text:style-name="T173"><text:user-field-get text:name="Version">12</text:user-field-get></text:span><text:span text:style-name="T174"><text:note text:id="ftn1" text:note-class="footnote"><text:note-citation>1</text:note-citation><text:note-body><text:p text:style-name="P27"><text:span text:style-name="T245">D</text:span><text:span text:style-name="T246">eze </text:span><text:span text:style-name="Strong_20_Emphasis"><text:span text:style-name="T243"><text:user-field-get text:name="Distro">Debian</text:user-field-get></text:span></text:span><text:span text:style-name="T247"><text:s/></text:span><text:span text:style-name="T253"><text:user-field-get text:name="Version">12</text:user-field-get></text:span><text:span text:style-name="T253"><text:s/></text:span><text:span text:style-name="Strong_20_Emphasis"><text:span text:style-name="T244">Desktop</text:span></text:span><text:span text:style-name="T246"> (codenaam </text:span><text:span text:style-name="T250">bookworm</text:span><text:span text:style-name="T246">) van </text:span><text:span text:style-name="T252">11 </text:span><text:span text:style-name="T251">juni</text:span><text:span text:style-name="T248"> </text:span><text:span text:style-name="Strong_20_Emphasis"><text:span text:style-name="T254"><text:user-field-get text:name="Releaseyear">2023</text:user-field-get></text:span></text:span><text:span text:style-name="T249"><text:s/></text:span><text:span text:style-name="T246">wordt gedurende 5 jaar ondersteund tot </text:span><text:span text:style-name="T252">30 </text:span><text:span text:style-name="T251">juni</text:span><text:span text:style-name="T246"> 202</text:span><text:span text:style-name="T251">8</text:span><text:span text:style-name="T246">.</text:span></text:p></text:note-body></text:note></text:span><text:span text:style-name="T175"><text:s/></text:span><text:span text:style-name="T177">Desktop</text:span><text:span text:style-name="T176">.</text:span></text:p>
      <text:p text:style-name="P39"/>
      <text:p text:style-name="P35"/>
      <text:p text:style-name="P97">Vul het tekstvak achter &lt;...&gt; in</text:p>
      <text:p text:style-name="P31"><text:span text:style-name="Definition"><text:span text:style-name="T12">&lt;GEBRUIKER&gt;</text:span></text:span><text:span text:style-name="T208"><text:tab/><text:tab/></text:span><text:span text:style-name="T219"> <text:tab/><text:tab/></text:span><draw:control text:anchor-type="as-char" svg:y="-0.4cm" draw:z-index="16" draw:name="Gebruiker 1" draw:style-name="gr2" draw:text-style-name="P108" svg:width="6.002cm" svg:height="0.5cm" draw:control="control15"><svg:title>Gebruiker</svg:title><svg:desc>Volledige naam, bijv. Jan Stek</svg:desc></draw:control><text:span text:style-name="T209"><text:tab/></text:span><text:span text:style-name="T210">b</text:span><text:span text:style-name="T257">ij</text:span><text:span text:style-name="T259">v.</text:span><text:span text:style-name="T206"> </text:span><text:span text:style-name="T207">J</text:span><text:span text:style-name="T216">a</text:span><text:span text:style-name="T207">n </text:span><text:span text:style-name="T216">Jansen</text:span></text:p>
      <text:p text:style-name="P96"><text:span text:style-name="Definition"><text:span text:style-name="T218">&lt;g</text:span></text:span><text:span text:style-name="Definition"><text:span text:style-name="T236">ebruikersnaam&gt;<text:tab/></text:span></text:span><text:span text:style-name="T204"><draw:control text:anchor-type="as-char" svg:y="-0.4cm" draw:z-index="17" draw:name="Gberuikersnaam 2" draw:style-name="gr2" draw:text-style-name="P108" svg:width="6.002cm" svg:height="0.5cm" draw:control="control16"><svg:title>Gebruikersnaam</svg:title><svg:desc>Korte naam, bijv. jan</svg:desc></draw:control></text:span><text:span text:style-name="T204"><text:tab/></text:span><text:span text:style-name="T205">b</text:span><text:span text:style-name="T262">ijv.</text:span><text:span text:style-name="T4"> </text:span><text:span text:style-name="T192">j</text:span><text:span text:style-name="T193">a</text:span><text:span text:style-name="T192">n</text:span></text:p>
      <text:p text:style-name="P31"><text:span text:style-name="Definition"><text:span text:style-name="T236">&lt;COMPUTERNAAM&gt;</text:span></text:span><text:span text:style-name="T217"><text:tab/><text:tab/></text:span><draw:control text:anchor-type="as-char" svg:y="-0.4cm" draw:z-index="18" draw:name="Computernaam 1" draw:style-name="gr2" draw:text-style-name="P108" svg:width="6.002cm" svg:height="0.5cm" draw:control="control17"><svg:title>Computernaam</svg:title><svg:desc>Unieke naam van de computer</svg:desc></draw:control><text:tab/><text:span text:style-name="T271">b</text:span><text:span text:style-name="T260">ijv.</text:span><text:span text:style-name="T212"> </text:span><text:span text:style-name="T213">pc02</text:span></text:p>
      <text:p text:style-name="P29"><text:span text:style-name="Definition"><text:span text:style-name="T214">&lt;GEBRUIKER&gt;<text:tab/></text:span></text:span><text:span text:style-name="T211"><text:tab/></text:span><text:span text:style-name="T219"> <text:tab/><text:tab/></text:span><text:span text:style-name="T209"><draw:control text:anchor-type="as-char" svg:y="-0.4cm" draw:z-index="19" draw:name="Gebruiker 2" draw:style-name="gr2" draw:text-style-name="P109" svg:width="6.002cm" svg:height="0.5cm" draw:control="control18"><svg:title>Gebruiker</svg:title><svg:desc>Volledige naam, bijv. Jan Stek</svg:desc></draw:control></text:span><text:span text:style-name="T209"><text:tab/></text:span><text:span text:style-name="T210">e</text:span><text:span text:style-name="T258">vt. 2</text:span><text:span text:style-name="T263">e</text:span><text:span text:style-name="T258"> gebruiker</text:span></text:p>
      <text:p text:style-name="P96"><text:span text:style-name="Definition"><text:span text:style-name="T214">&lt;GEBRUIKERSN</text:span></text:span><text:span text:style-name="Definition"><text:span text:style-name="T215">aa</text:span></text:span><text:span text:style-name="Definition"><text:span text:style-name="T214">M&gt;<text:tab/></text:span></text:span><text:span text:style-name="T204"><draw:control text:anchor-type="as-char" svg:y="-0.4cm" draw:z-index="20" draw:name="Gberuikersnaam 1" draw:style-name="gr2" draw:text-style-name="P108" svg:width="6.002cm" svg:height="0.5cm" draw:control="control19"><svg:title>Gebruikersnaam</svg:title><svg:desc>Korte naam, bijv. jan</svg:desc></draw:control></text:span><text:span text:style-name="T204"><text:tab/></text:span><text:span text:style-name="T205">e</text:span><text:span text:style-name="T261">vt. 2</text:span><text:span text:style-name="T264">e</text:span><text:span text:style-name="T261"> gebruiker</text:span></text:p>
      <text:p text:style-name="P98"><text:span text:style-name="T271">v</text:span>ervang &lt;...&gt; in deze checklist door de waarde in het tekstvak.</text:p>
      <text:p text:style-name="P32"/>
      <text:p text:style-name="P32"/>
      <text:p text:style-name="P30"><text:span text:style-name="T189">Nog niet op Linux?</text:span><text:span text:style-name="T183"><text:tab/></text:span><text:span text:style-name="T186">G</text:span><text:span text:style-name="T182">ebruik </text:span><text:span text:style-name="Strong_20_Emphasis"><text:span text:style-name="T190">Checklist </text:span></text:span><text:span text:style-name="Strong_20_Emphasis"><text:span text:style-name="T191">overzetten</text:span></text:span><text:span text:style-name="T182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84"> onder </text:span><text:span text:style-name="T188">Linux</text:span><text:span text:style-name="T185">.</text:span></text:p>
      <text:p text:style-name="P22"><text:span text:style-name="T168">Nieuwe installatie?</text:span><text:span text:style-name="T165"><text:tab/></text:span><text:span text:style-name="T167">B</text:span><text:span text:style-name="T165">egin bij hoofdstuk </text:span><text:span text:style-name="T168"><text:bookmark-ref text:reference-format="page" text:ref-name="__RefNumPara__4009_1271708128">2</text:bookmark-ref></text:span><text:span text:style-name="T168"><text:s text:c="2"/></text:span><text:span text:style-name="T169"><text:bookmark-ref text:reference-format="text" text:ref-name="__RefNumPara__4009_1271708128">Installatie uitvoeren</text:bookmark-ref></text:span><text:span text:style-name="T166">.</text:span></text:p>
      <text:p text:style-name="P28"><text:span text:style-name="Strong_20_Emphasis"><text:span text:style-name="T187"/></text:span></text:p>
      <text:p text:style-name="P28"><text:span text:style-name="Strong_20_Emphasis"><text:span text:style-name="T187"/></text:span></text:p>
      <text:list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5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5"><draw:control text:anchor-type="as-char" draw:z-index="9" draw:name="Vorm 2" draw:style-name="gr1" draw:text-style-name="P107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28">Aanmelden als 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29"><text:note text:id="ftn2" text:note-class="footnote"><text:note-citation>2</text:note-citation><text:note-body><text:p text:style-name="P23"><text:span text:style-name="T152">E</text:span><text:span text:style-name="T153">v</text:span><text:span text:style-name="T154">en</text:span><text:span text:style-name="T156">t</text:span><text:span text:style-name="T157">uele </text:span><text:span text:style-name="T158">extra </text:span><text:span text:style-name="Definition"><text:span text:style-name="T226">gebruiker</text:span></text:span><text:span text:style-name="T158">s aanmelden </text:span><text:span text:style-name="T159">en dezelfde stappen uitvoeren</text:span><text:span text:style-name="T155">.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2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2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17"><draw:control text:anchor-type="as-char" draw:z-index="21" draw:name="Vorm 5" draw:style-name="gr1" draw:text-style-name="P107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89"><text:span text:style-name="Strong_20_Emphasis"><text:span text:style-name="T57">D</text:span></text:span><text:span text:style-name="Strong_20_Emphasis"><text:span text:style-name="T32">ruk op de </text:span></text:span><text:span text:style-name="Strong_20_Emphasis"><text:span text:style-name="T61">Super</text:span></text:span><text:span text:style-name="Strong_20_Emphasis"><text:span text:style-name="T32">-toets</text:span></text:span><text:span text:style-name="Strong_20_Emphasis"><text:span text:style-name="T32"><text:note text:id="ftn3" text:note-class="footnote"><text:note-citation>3</text:note-citation><text:note-body><text:p text:style-name="P24"><text:span text:style-name="T178">De </text:span><text:span text:style-name="T180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/text:span><text:span text:style-name="Strong_20_Emphasis"><text:span text:style-name="T31">, </text:span></text:span><text:span text:style-name="Strong_20_Emphasis"><text:span text:style-name="T57">t</text:span></text:span><text:span text:style-name="Strong_20_Emphasis"><text:span text:style-name="T33">yp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3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op het pictogram van </text:span></text:span><text:span text:style-name="Strong_20_Emphasis"><text:span text:style-name="T85">Terminalvenster</text:span></text:span><text:span text:style-name="Strong_20_Emphasis"><text:span text:style-name="T37">.</text:span></text:span><text:span text:style-name="Strong_20_Emphasis"><text:span text:style-name="T34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52"><text:span text:style-name="T3">Typ</text:span><text:span text:style-name="Strong_20_Emphasis"><text:span text:style-name="T34"> de</text:span></text:span><text:span text:style-name="Strong_20_Emphasis"><text:span text:style-name="T38">z</text:span></text:span><text:span text:style-name="Strong_20_Emphasis"><text:span text:style-name="T34">e </text:span></text:span><text:span text:style-name="Strong_20_Emphasis"><text:span text:style-name="T39">drie </text:span></text:span><text:span text:style-name="Strong_20_Emphasis"><text:span text:style-name="T34">opdrachten, ieder gevolgd door de </text:span></text:span><text:span text:style-name="Strong_20_Emphasis"><text:span text:style-name="T61">Enter</text:span></text:span><text:span text:style-name="Strong_20_Emphasis"><text:span text:style-name="T3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14">sudo</text:span></text:span><text:span text:style-name="User_20_Entry"><text:span text:style-name="T15"> </text:span></text:span><text:span text:style-name="User_20_Entry"><text:span text:style-name="T1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1"><text:span text:style-name="User_20_Entry"><text:span text:style-name="T15">wget karelzimmer.nl/</text:span></text:span><text:span text:style-name="User_20_Entry"><text:span text:style-name="T163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1"><text:span text:style-name="User_20_Entry"><text:span text:style-name="T15">bash </text:span></text:span><text:span text:style-name="User_20_Entry"><text:span text:style-name="T16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54"><text:span text:style-name="T2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17"><draw:control text:anchor-type="as-char" draw:z-index="22" draw:name="Vorm 7" draw:style-name="gr1" draw:text-style-name="P10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17"><draw:control text:anchor-type="as-char" draw:z-index="23" draw:name="Vorm 8" draw:style-name="gr1" draw:text-style-name="P107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8"><text:span text:style-name="Strong_20_Emphasis"><text:span text:style-name="T56">D</text:span></text:span><text:span text:style-name="Strong_20_Emphasis"><text:span text:style-name="T51">ruk</text:span></text:span><text:span text:style-name="Strong_20_Emphasis"><text:span text:style-name="T31"> op</text:span></text:span><text:span text:style-name="Strong_20_Emphasis"><text:span text:style-name="T37"> de </text:span></text:span><text:span text:style-name="Strong_20_Emphasis"><text:span text:style-name="T61">Super</text:span></text:span><text:span text:style-name="Strong_20_Emphasis"><text:span text:style-name="T37">-toets</text:span></text:span><text:span text:style-name="Strong_20_Emphasis"><text:span text:style-name="T162"><text:note-ref text:note-class="footnote" text:reference-format="text" text:ref-name="ftn3">3</text:note-ref></text:span></text:span><text:span text:style-name="Strong_20_Emphasis"><text:span text:style-name="T37">, </text:span></text:span><text:span text:style-name="Strong_20_Emphasis"><text:span text:style-name="T56">t</text:span></text:span><text:span text:style-name="Strong_20_Emphasis"><text:span text:style-name="T33">yp </text:span></text:span><text:span text:style-name="Strong_20_Emphasis"><text:span text:style-name="T86">men</text:span></text:span><text:span text:style-name="Strong_20_Emphasis"><text:span text:style-name="T87">u</text:span></text:span><text:span text:style-name="Strong_20_Emphasis"><text:span text:style-name="T32"> </text:span></text:span><text:span text:style-name="Strong_20_Emphasis"><text:span text:style-name="T43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op het pictogram van</text:span></text:span><text:span text:style-name="Strong_20_Emphasis"><text:span text:style-name="T66"> </text:span>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54">Selecteer</text:span></text:span><text:span text:style-name="Strong_20_Emphasis"><text:span text:style-name="T41"> </text:span></text:span><text:span text:style-name="Strong_20_Emphasis"><text:span text:style-name="T104">1</text:span></text:span><text:span text:style-name="Strong_20_Emphasis"><text:span text:style-name="T81"> </text:span></text:span><text:span text:style-name="Strong_20_Emphasis"><text:span text:style-name="T82">Installatie voorbereide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2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7"/>
      <text:list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5"><draw:control text:anchor-type="as-char" draw:z-index="3" draw:name="Vorm9" draw:style-name="gr1" draw:text-style-name="P107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00">Start de computer op vanaf</text:span><text:span text:style-name="T200"><text:note text:id="ftn4" text:note-class="footnote"><text:note-citation>1</text:note-citation><text:note-body><text:p text:style-name="P95"><text:span text:style-name="T150">B</text:span><text:span text:style-name="T149">ootmenu/</text:span><text:span text:style-name="T150">S</text:span><text:span text:style-name="T149">etup</text:span><text:span text:style-name="T147"> via </text:span><text:span text:style-name="T145">é</text:span><text:span text:style-name="T146">é</text:span><text:span text:style-name="T150">n van de </text:span><text:span text:style-name="Definition"><text:span text:style-name="T148">Veelgebruikte toetsen:</text:span></text:span><text:span text:style-name="User_20_Entry"><text:span text:style-name="T151"> Esc, Delete, F1, F2, F9, F10, F11, of F12</text:span></text:span></text:p></text:note-body></text:note></text:span><text:span text:style-name="T200"> </text:span><text:span text:style-name="T201">een </text:span><text:span text:style-name="T196"><text:user-field-get text:name="Distro">Debian</text:user-field-get></text:span><text:span text:style-name="T197"><text:s/></text:span><text:span text:style-name="T197"><text:user-field-get text:name="Version">12</text:user-field-get></text:span><text:span text:style-name="T197"><text:s/></text:span><text:span text:style-name="T199">Desktop</text:span><text:span text:style-name="Strong_20_Emphasis"><text:span text:style-name="T198"> </text:span></text:span><text:span text:style-name="T202">Live</text:span><text:span text:style-name="T113"><text:note text:id="ftn5" text:note-class="footnote"><text:note-citation>2</text:note-citation><text:note-body><text:p text:style-name="P26"><text:span text:style-name="T220">Vanaf een </text:span><text:span text:style-name="T230">L</text:span><text:span text:style-name="T220">ive </text:span><text:span text:style-name="T231">USB</text:span><text:span text:style-name="T224">-stick</text:span><text:span text:style-name="T232"> </text:span><text:span text:style-name="T220">kunt u opstarten en </text:span><text:span text:style-name="T225">met </text:span><text:span text:style-name="Strong_20_Emphasis"><text:span text:style-name="T203"><text:user-field-get text:name="Distro">Debian</text:user-field-get></text:span></text:span><text:span text:style-name="Strong_20_Emphasis"><text:span text:style-name="T203"><text:s/></text:span></text:span><text:span text:style-name="T220">werken zonder enige bestanden op de harde schijf te wijzigen en maakt ook installatie van </text:span><text:span text:style-name="Strong_20_Emphasis"><text:span text:style-name="T203"><text:user-field-get text:name="Distro">Debian</text:user-field-get></text:span></text:span><text:span text:style-name="Strong_20_Emphasis"><text:span text:style-name="T203"><text:s/></text:span></text:span><text:span text:style-name="T220">mogelijk.</text:span></text:p></text:note-body></text:note></text:span><text:span text:style-name="T112"> </text:span><text:span text:style-name="T116">USB</text:span><text:span text:style-name="T114">-stick</text:span><text:span text:style-name="T114"><text:note text:id="ftn6" text:note-class="footnote"><text:note-citation>3</text:note-citation><text:note-body><text:p text:style-name="P86"><text:span text:style-name="Strong_20_Emphasis"><text:span text:style-name="T133">Maak een opstartbare USB-stick</text:span></text:span><text:span text:style-name="Strong_20_Emphasis"><text:span text:style-name="T129">:<text:line-break/></text:span></text:span><text:span text:style-name="T10">D</text:span><text:span text:style-name="Strong_20_Emphasis"><text:span text:style-name="T120">ow</text:span></text:span><text:span text:style-name="Strong_20_Emphasis"><text:span text:style-name="T121">nload </text:span></text:span><text:span text:style-name="Strong_20_Emphasis"><text:span text:style-name="T118">e</text:span></text:span><text:span text:style-name="Strong_20_Emphasis"><text:span text:style-name="T122">e</text:span></text:span><text:span text:style-name="Strong_20_Emphasis"><text:span text:style-name="T123">n</text:span></text:span><text:span text:style-name="Strong_20_Emphasis"><text:span text:style-name="T144"> </text:span></text:span><text:span text:style-name="Strong_20_Emphasis"><text:span text:style-name="T161">CD</text:span></text:span><text:span text:style-name="Strong_20_Emphasis"><text:span text:style-name="T160">-beeldbestand</text:span></text:span><text:span text:style-name="Strong_20_Emphasis"><text:span text:style-name="T121"> </text:span></text:span><text:span text:style-name="Strong_20_Emphasis"><text:span text:style-name="T127">(.iso) </text:span></text:span><text:span text:style-name="Strong_20_Emphasis"><text:span text:style-name="T124">v</text:span></text:span><text:span text:style-name="Strong_20_Emphasis"><text:span text:style-name="T125">anaf</text:span></text:span><text:span text:style-name="Strong_20_Emphasis"><text:span text:style-name="T126"> </text:span></text:span><text:a xlink:type="simple" xlink:href="https://www.debian.org/" text:style-name="Internet_20_link" text:visited-style-name="Visited_20_Internet_20_Link"><text:span text:style-name="Strong_20_Emphasis"><text:span text:style-name="T227">debian.org</text:span></text:span></text:a><text:span text:style-name="Strong_20_Emphasis"><text:span text:style-name="T126">, </text:span></text:span><text:span text:style-name="Strong_20_Emphasis"><text:span text:style-name="T128">klik </text:span></text:span><text:span text:style-name="Strong_20_Emphasis"><text:span text:style-name="T131">op </text:span></text:span><text:span text:style-name="Strong_20_Emphasis"><text:span text:style-name="T136">Andere</text:span></text:span><text:span text:style-name="Strong_20_Emphasis"><text:span text:style-name="T135"> downloads</text:span></text:span><text:span text:style-name="Strong_20_Emphasis"><text:span text:style-name="T131"> (onder Download</text:span></text:span><text:span text:style-name="Strong_20_Emphasis"><text:span text:style-name="T132">en</text:span></text:span><text:span text:style-name="Strong_20_Emphasis"><text:span text:style-name="T131">) en vervolgens op </text:span></text:span><text:span text:style-name="Strong_20_Emphasis"><text:span text:style-name="T135">Live-Gnome</text:span></text:span><text:span text:style-name="Strong_20_Emphasis"><text:span text:style-name="T131"> (onder </text:span></text:span><text:span text:style-name="Strong_20_Emphasis"><text:span text:style-name="T131"><text:user-field-get text:name="Distro">Debian</text:user-field-get></text:span></text:span><text:span text:style-name="Strong_20_Emphasis"><text:span text:style-name="T131"><text:s/>Live </text:span></text:span><text:span text:style-name="Strong_20_Emphasis"><text:span text:style-name="T132">uitproberen voordat u installeert</text:span></text:span><text:span text:style-name="Strong_20_Emphasis"><text:span text:style-name="T131">).</text:span></text:span></text:p><text:p text:style-name="P85"><text:span text:style-name="Strong_20_Emphasis"><text:span text:style-name="T130"><text:tab/>De volgende stappen staan beschreven in </text:span></text:span><text:span text:style-name="Strong_20_Emphasis"><text:span text:style-name="T134">Linux informatie</text:span></text:span><text:span text:style-name="Strong_20_Emphasis"><text:span text:style-name="T130">, te vinden op </text:span></text:span><text:a xlink:type="simple" xlink:href="https://karelzimmer.nl/" text:style-name="Internet_20_link" text:visited-style-name="Visited_20_Internet_20_Link"><text:span text:style-name="Strong_20_Emphasis"><text:span text:style-name="T228">karelzimmer.nl</text:span></text:span></text:a><text:span text:style-name="Strong_20_Emphasis"><text:span text:style-name="T130">, onder </text:span></text:span><text:span text:style-name="Strong_20_Emphasis"><text:span text:style-name="T134">Linux</text:span></text:span><text:span text:style-name="Strong_20_Emphasis"><text:span text:style-name="T130">.</text:span></text:span></text:p></text:note-body></text:note></text:span><text:span text:style-name="T115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28"/></text:span></text:p>
          </table:table-cell>
          <table:table-cell table:style-name="_32_._5f_Installatie_5f_uitvoeren.C2" office:value-type="string">
            <text:p text:style-name="P44"><text:span text:style-name="Strong_20_Emphasis"><text:span text:style-name="T54">Selecteer</text:span></text:span><text:span text:style-name="Strong_20_Emphasis"><text:span text:style-name="T71"> </text:span></text:span><text:span text:style-name="Strong_20_Emphasis"><text:span text:style-name="T92">Live </text:span></text:span><text:span text:style-name="Strong_20_Emphasis"><text:span text:style-name="T93">system (amd64)</text:span></text:span><text:span text:style-name="Strong_20_Emphasis"><text:span text:style-name="T69"> </text:span></text:span><text:span text:style-name="Strong_20_Emphasis"><text:span text:style-name="T72">en druk op de </text:span></text:span><text:span text:style-name="Strong_20_Emphasis"><text:span text:style-name="T73">Enter-</text:span></text:span><text:span text:style-name="Strong_20_Emphasis"><text:span text:style-name="T30">toet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65"><draw:control text:anchor-type="as-char" draw:z-index="13" draw:name="Vorm13_ 2" draw:style-name="gr1" draw:text-style-name="P107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266">Volg de 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65"><draw:control text:anchor-type="as-char" draw:z-index="6" draw:name="Vorm13_1" draw:style-name="gr1" draw:text-style-name="P107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19">Start de installatie</text:span></text:span><text:span text:style-name="Strong_20_Emphasis"><text:span text:style-name="T75"> </text:span></text:span><text:span text:style-name="Strong_20_Emphasis"><text:span text:style-name="T30">via </text:span></text:span><text:span text:style-name="Strong_20_Emphasis"><text:span text:style-name="T31">een </text:span></text:span><text:span text:style-name="Strong_20_Emphasis"><text:span text:style-name="T45">klik op </text:span></text:span><text:span text:style-name="Strong_20_Emphasis"><text:span text:style-name="T88">Activities</text:span></text:span><text:span text:style-name="Strong_20_Emphasis"><text:span text:style-name="T45"> en </text:span></text:span><text:span text:style-name="Strong_20_Emphasis"><text:span text:style-name="T46">een </text:span></text:span><text:span text:style-name="Strong_20_Emphasis"><text:span text:style-name="T45">klik op</text:span></text:span><text:span text:style-name="Strong_20_Emphasis"><text:span text:style-name="T47"> </text:span></text:span><text:span text:style-name="Strong_20_Emphasis"><text:span text:style-name="T89">Install Debian</text:span></text:span><text:span text:style-name="Strong_20_Emphasis"><text:span text:style-name="T2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35">Typ '</text:span><text:span text:style-name="T229">live</text:span><text:span text:style-name="T235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6"><text:span text:style-name="Strong_20_Emphasis"><text:span text:style-name="T265">Volg de installatieschermen en vul deze in.</text:span></text:span><text:span text:style-name="T255"/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65"><draw:control text:anchor-type="as-char" draw:z-index="8" draw:name="Vorm13_ 1" draw:style-name="gr1" draw:text-style-name="P107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19">Bij </text:span></text:span><text:span text:style-name="Strong_20_Emphasis"><text:span text:style-name="T96">Welcome</text:span></text:span><text:span text:style-name="Strong_20_Emphasis"><text:span text:style-name="T19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26">K</text:span></text:span><text:span text:style-name="Strong_20_Emphasis"><text:span text:style-name="T19">ies </text:span></text:span><text:span text:style-name="Strong_20_Emphasis"><text:span text:style-name="T96">Nederlands</text:span></text:span><text:span text:style-name="Strong_20_Emphasis"><text:span text:style-name="T19"> </text:span></text:span><text:span text:style-name="Strong_20_Emphasis"><text:span text:style-name="T27">en klik op </text:span></text:span><text:span text:style-name="Strong_20_Emphasis"><text:span text:style-name="T100">Volgende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14" draw:name="Vorm13_ 3" draw:style-name="gr1" draw:text-style-name="P107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8">Bij <text:span text:style-name="T221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0"><text:span text:style-name="T233">B</text:span>ij <text:span text:style-name="T221">Regio</text:span> <text:span text:style-name="T233">kies</text:span> <text:span text:style-name="T221">Europa</text:span> <text:span text:style-name="T269">en </text:span><text:span text:style-name="Strong_20_Emphasis"><text:span text:style-name="T74">klik op </text:span></text:span><text:span text:style-name="Strong_20_Emphasis"><text:span text:style-name="T101">Volgende</text:span></text:span><text:span text:style-name="Strong_20_Emphasis"><text:span text:style-name="T74">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15" draw:name="Vorm13_ 4" draw:style-name="gr1" draw:text-style-name="P107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8">Bij <text:span text:style-name="T221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0"><text:span text:style-name="T234">K</text:span>ies <text:span text:style-name="T221">English (US)</text:span> <text:span text:style-name="T268">en </text:span><text:span text:style-name="Strong_20_Emphasis"><text:span text:style-name="T268">English (US, intl., with dead keys)</text:span></text:span><text:span text:style-name="T268">, </text:span><text:span text:style-name="T269">en </text:span><text:span text:style-name="Strong_20_Emphasis"><text:span text:style-name="T74">klik op </text:span></text:span><text:span text:style-name="Strong_20_Emphasis"><text:span text:style-name="T101">Volgende</text:span></text:span><text:span text:style-name="Strong_20_Emphasis"><text:span text:style-name="T7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28" draw:name="Vorm13_ 5" draw:style-name="gr1" draw:text-style-name="P107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8">Bij <text:span text:style-name="T222">Partities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9" office:value-type="string">
            <text:p text:style-name="P20"><text:span text:style-name="T234">K</text:span>ies <text:span text:style-name="T269">de juiste opties en </text:span><text:span text:style-name="Strong_20_Emphasis"><text:span text:style-name="T74">klik op </text:span></text:span><text:span text:style-name="Strong_20_Emphasis"><text:span text:style-name="T101">Volgende</text:span></text:span><text:span text:style-name="Strong_20_Emphasis"><text:span text:style-name="T7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5"><draw:control text:anchor-type="as-char" draw:z-index="4" draw:name="Vorm13" draw:style-name="gr1" draw:text-style-name="P107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8"><text:span text:style-name="Strong_20_Emphasis"><text:span text:style-name="T68">Bij </text:span></text:span><text:span text:style-name="Strong_20_Emphasis"><text:span text:style-name="T91">Gebruikers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><text:span text:style-name="Strong_20_Emphasis"><text:span text:style-name="T70">V</text:span></text:span><text:span text:style-name="Strong_20_Emphasis"><text:span text:style-name="T68">ul in </text:span></text:span><text:span text:style-name="Strong_20_Emphasis"><text:span text:style-name="T97">Wat is je naam?</text:span></text:span><text:span text:style-name="Strong_20_Emphasis"><text:span text:style-name="T21"> &lt;</text:span></text:span><text:span text:style-name="Definition"><text:span text:style-name="T8">gebruiker&gt;</text:span></text:span><text:span text:style-name="Strong_20_Emphasis"><text:span text:style-name="T63">,</text:span></text:span><text:span text:style-name="Strong_20_Emphasis"><text:span text:style-name="T64"><text:line-break/></text:span></text:span><text:span text:style-name="Strong_20_Emphasis"><text:span text:style-name="T97">Welke naam wil je gebruiken om in te loggen?</text:span></text:span><text:span text:style-name="Strong_20_Emphasis"><text:span text:style-name="T22"> &lt;</text:span></text:span><text:span text:style-name="Definition"><text:span text:style-name="T9">gebruikers</text:span></text:span><text:span text:style-name="Definition"><text:span text:style-name="T8">naam&gt;</text:span></text:span><text:span text:style-name="Strong_20_Emphasis"><text:span text:style-name="T19">,<text:line-break/></text:span></text:span><text:span text:style-name="Strong_20_Emphasis"><text:span text:style-name="T98">Wat is de </text:span></text:span><text:span text:style-name="Strong_20_Emphasis"><text:span text:style-name="T97">naam van deze </text:span></text:span><text:span text:style-name="Strong_20_Emphasis"><text:span text:style-name="T98">computer</text:span></text:span><text:span text:style-name="Strong_20_Emphasis"><text:span text:style-name="T23"> &lt;</text:span></text:span><text:span text:style-name="Definition"><text:span text:style-name="T8">computernaam&gt;</text:span></text:span><text:span text:style-name="Strong_20_Emphasis"><text:span text:style-name="T21">,</text:span></text:span></text:p>
            <text:p text:style-name="P93"><text:span text:style-name="Strong_20_Emphasis"><text:span text:style-name="T22">v</text:span></text:span><text:span text:style-name="Strong_20_Emphasis"><text:span text:style-name="T21">ul </text:span></text:span><text:span text:style-name="Strong_20_Emphasis"><text:span text:style-name="T24">tweemaal het </text:span></text:span><text:span text:style-name="Strong_20_Emphasis"><text:span text:style-name="T99">wachtwoord</text:span></text:span><text:span text:style-name="Strong_20_Emphasis"><text:span text:style-name="T24"> </text:span></text:span><text:span text:style-name="Strong_20_Emphasis"><text:span text:style-name="T21">in</text:span></text:span><text:span text:style-name="Strong_20_Emphasis"><text:span text:style-name="T18"> </text:span></text:span><text:span text:style-name="Strong_20_Emphasis"><text:span text:style-name="T27">en klik op </text:span></text:span><text:span text:style-name="Strong_20_Emphasis"><text:span text:style-name="T100">Volgende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5"><draw:control text:anchor-type="as-char" draw:z-index="30" draw:name="Vorm 4" draw:style-name="gr1" draw:text-style-name="P107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68">Bij </text:span></text:span><text:span text:style-name="Strong_20_Emphasis"><text:span text:style-name="T94">Samenvatting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>Controleer de gemaakte keuzes en klik op <text:span text:style-name="T221">Installe</text:span><text:span text:style-name="T223">e</text:span><text:span text:style-name="T221">r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5"><draw:control text:anchor-type="as-char" draw:z-index="31" draw:name="Vorm 11" draw:style-name="gr1" draw:text-style-name="P107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68">Bij </text:span></text:span><text:span text:style-name="Strong_20_Emphasis"><text:span text:style-name="T95">Installeer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><text:span text:style-name="T270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5"><draw:control text:anchor-type="as-char" draw:z-index="29" draw:name="Vorm 3" draw:style-name="gr1" draw:text-style-name="P107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68">Bij </text:span></text:span><text:span text:style-name="Strong_20_Emphasis"><text:span text:style-name="T94">Beëindigen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3" office:value-type="string">
            <text:p text:style-name="P92">Zorg dat <text:span text:style-name="T221">Nu herstarten</text:span> is aangevinkt en klik op <text:span text:style-name="T221">Voltooid</text:span>.</text:p>
          </table:table-cell>
        </table:table-row>
      </table:table>
      <text:p text:style-name="P48"><text:span text:style-name="Strong_20_Emphasis"><text:span text:style-name="T76"/></text:span></text:p>
      <text:list text:continue-numbering="true" text:style-name="L1">
        <text:list-item>
          <text:p text:style-name="P103"><text:span text:style-name="Strong_20_Emphasis"><text:span text:style-name="T106">Installatie </text:span></text:span><text:span text:style-name="Strong_20_Emphasis"><text:span text:style-name="T107">afronden</text:span></text:span></text:p>
        </text:list-item>
      </text:list>
      <text:p text:style-name="P49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65"><draw:control text:anchor-type="as-char" draw:z-index="5" draw:name="Vorm22" draw:style-name="gr1" draw:text-style-name="P10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4"><text:span text:style-name="Strong_20_Emphasis"><text:span text:style-name="T25">Aanmelden als </text:span></text:span><text:span text:style-name="Strong_20_Emphasis"><text:span text:style-name="T28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6"><text:span text:style-name="Strong_20_Emphasis"><text:span text:style-name="T67"><draw:control text:anchor-type="as-char" draw:z-index="11" draw:name="Vorm 1" draw:style-name="gr1" draw:text-style-name="P107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7"><text:span text:style-name="Strong_20_Emphasis"><text:span text:style-name="T266">Volg de welkomstschermen.</text:span></text:span><text:span text:style-name="T256"/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17"><draw:control text:anchor-type="as-char" draw:z-index="24" draw:name="Vorm4" draw:style-name="gr1" draw:text-style-name="P107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0"><text:span text:style-name="Strong_20_Emphasis"><text:span text:style-name="T59">D</text:span></text:span><text:span text:style-name="Strong_20_Emphasis"><text:span text:style-name="T51">ruk</text:span></text:span><text:span text:style-name="Strong_20_Emphasis"><text:span text:style-name="T31"> op</text:span></text:span><text:span text:style-name="Strong_20_Emphasis"><text:span text:style-name="T37"> de </text:span></text:span><text:span text:style-name="Strong_20_Emphasis"><text:span text:style-name="T62">Super</text:span></text:span><text:span text:style-name="Strong_20_Emphasis"><text:span text:style-name="T37">-toets</text:span></text:span><text:span text:style-name="Strong_20_Emphasis"><text:span text:style-name="T32"><text:note text:id="ftn7" text:note-class="footnote"><text:note-citation>1</text:note-citation><text:note-body><text:p text:style-name="P25"><text:span text:style-name="T178">De </text:span><text:span text:style-name="T181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/text:span><text:span text:style-name="Strong_20_Emphasis"><text:span text:style-name="T37">, </text:span></text:span><text:span text:style-name="Strong_20_Emphasis"><text:span text:style-name="T59">t</text:span></text:span><text:span text:style-name="Strong_20_Emphasis"><text:span text:style-name="T33">yp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34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op het pictogram van </text:span></text:span><text:span text:style-name="Strong_20_Emphasis"><text:span text:style-name="T85">Terminalvenst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28"/></text:span></text:p>
          </table:table-cell>
          <table:table-cell table:style-name="_33_._5f_Installatie_5f_afronden.C6" office:value-type="string">
            <text:p text:style-name="P51"><text:span text:style-name="T3">Typ</text:span><text:span text:style-name="Strong_20_Emphasis"><text:span text:style-name="T34"> de</text:span></text:span><text:span text:style-name="Strong_20_Emphasis"><text:span text:style-name="T48">z</text:span></text:span><text:span text:style-name="Strong_20_Emphasis"><text:span text:style-name="T49">e</text:span></text:span><text:span text:style-name="Strong_20_Emphasis"><text:span text:style-name="T34"> </text:span></text:span><text:span text:style-name="Strong_20_Emphasis"><text:span text:style-name="T39">drie </text:span></text:span><text:span text:style-name="Strong_20_Emphasis"><text:span text:style-name="T34">opdrachten, ieder gevolgd door de </text:span></text:span><text:span text:style-name="Strong_20_Emphasis"><text:span text:style-name="T62">Enter</text:span></text:span><text:span text:style-name="Strong_20_Emphasis"><text:span text:style-name="T30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14">sudo</text:span></text:span><text:span text:style-name="User_20_Entry"><text:span text:style-name="T15"> </text:span></text:span><text:span text:style-name="User_20_Entry"><text:span text:style-name="T1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1"><text:span text:style-name="User_20_Entry"><text:span text:style-name="T15">wget karelzimmer.nl/</text:span></text:span><text:span text:style-name="User_20_Entry"><text:span text:style-name="T163">get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1"><text:span text:style-name="User_20_Entry"><text:span text:style-name="T15">bash </text:span></text:span><text:span text:style-name="User_20_Entry"><text:span text:style-name="T16">g</text:span></text:span><text:span text:style-name="User_20_Entry"><text:span text:style-name="T164">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53"><text:span text:style-name="Strong_20_Emphasis"><text:span text:style-name="T39">V</text:span>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17"><draw:control text:anchor-type="as-char" draw:z-index="25" draw:name="Vorm 6" draw:style-name="gr1" draw:text-style-name="P107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55">D</text:span></text:span><text:span text:style-name="Strong_20_Emphasis"><text:span text:style-name="T51">ruk</text:span></text:span><text:span text:style-name="Strong_20_Emphasis"><text:span text:style-name="T31"> op</text:span></text:span><text:span text:style-name="Strong_20_Emphasis"><text:span text:style-name="T37"> de </text:span></text:span><text:span text:style-name="Strong_20_Emphasis"><text:span text:style-name="T62">Super</text:span></text:span><text:span text:style-name="Strong_20_Emphasis"><text:span text:style-name="T37">-toets</text:span></text:span><text:span text:style-name="Strong_20_Emphasis"><text:span text:style-name="T162"><text:note-ref text:note-class="footnote" text:reference-format="text" text:ref-name="ftn7">1</text:note-ref></text:span></text:span><text:span text:style-name="Strong_20_Emphasis"><text:span text:style-name="T37">, </text:span></text:span><text:span text:style-name="Strong_20_Emphasis"><text:span text:style-name="T55">t</text:span></text:span><text:span text:style-name="Strong_20_Emphasis"><text:span text:style-name="T33">yp </text:span></text:span><text:span text:style-name="Strong_20_Emphasis"><text:span text:style-name="T90">men</text:span></text:span><text:span text:style-name="Strong_20_Emphasis"><text:span text:style-name="T87">u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op het pictogram van </text:span>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28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54">Selecteer</text:span></text:span><text:span text:style-name="Strong_20_Emphasis"><text:span text:style-name="T44"> </text:span></text:span><text:span text:style-name="Strong_20_Emphasis"><text:span text:style-name="T105">3</text:span></text:span><text:span text:style-name="Strong_20_Emphasis"><text:span text:style-name="T77"> </text:span></text:span><text:span text:style-name="Strong_20_Emphasis"><text:span text:style-name="T78">Installatie</text:span></text:span><text:span text:style-name="Strong_20_Emphasis"><text:span text:style-name="T79"> </text:span></text:span><text:span text:style-name="Strong_20_Emphasis"><text:span text:style-name="T80">afronde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2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49"><text:span text:style-name="Strong_20_Emphasis"><text:span text:style-name="T25"><text:tab/></text:span></text:span></text:p>
      <text:p text:style-name="P50"><text:span text:style-name="Strong_20_Emphasis"><text:span text:style-name="T41"><text:tab/></text:span></text:span></text:p>
      <text:list text:continue-numbering="true" text:style-name="L1">
        <text:list-item>
          <text:p text:style-name="P102"><text:span text:style-name="Strong_20_Emphasis"><text:span text:style-name="T1">Gebruiker inrichten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65"><draw:control text:anchor-type="as-char" draw:z-index="7" draw:name="Vorm36_0" draw:style-name="gr1" draw:text-style-name="P107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65"><draw:control text:anchor-type="as-char" draw:z-index="10" draw:name="Vorm36_ 1" draw:style-name="gr1" draw:text-style-name="P107" svg:width="0.35cm" svg:height="0.35cm" draw:control="control9"/></text:span></text:span></text:p>
          </table:table-cell>
          <table:table-cell table:style-name="Tabel2.D1" office:value-type="string">
            <text:p text:style-name="P45"><text:span text:style-name="Strong_20_Emphasis"><text:span text:style-name="T25">Aanmelden als </text:span></text:span><text:span text:style-name="Strong_20_Emphasis"><text:span text:style-name="T28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29"><text:note text:id="ftn8" text:note-class="footnote"><text:note-citation>1</text:note-citation><text:note-body><text:p text:style-name="P58"><text:span text:style-name="User_20_Entry"><text:span text:style-name="T119">E</text:span></text:span><text:span text:style-name="User_20_Entry"><text:span text:style-name="T137">v</text:span></text:span><text:span text:style-name="User_20_Entry"><text:span text:style-name="T138">en</text:span></text:span><text:span text:style-name="User_20_Entry"><text:span text:style-name="T140">t</text:span></text:span><text:span text:style-name="User_20_Entry"><text:span text:style-name="T141">uele </text:span></text:span><text:span text:style-name="User_20_Entry"><text:span text:style-name="T142">extra </text:span></text:span><text:span text:style-name="Definition"><text:span text:style-name="T226">gebruiker</text:span></text:span><text:span text:style-name="User_20_Entry"><text:span text:style-name="T142">s aanmelden </text:span></text:span><text:span text:style-name="User_20_Entry"><text:span text:style-name="T143">en dezelfde stappen uitvoeren</text:span></text:span><text:span text:style-name="User_20_Entry"><text:span text:style-name="T139">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2"><text:span text:style-name="Strong_20_Emphasis"><text:span text:style-name="T65"/></text:span></text:p>
          </table:table-cell>
          <table:table-cell table:style-name="Tabel2.A1" office:value-type="string">
            <text:p text:style-name="P72"><text:span text:style-name="Strong_20_Emphasis"><text:span text:style-name="T65"><draw:control text:anchor-type="as-char" draw:z-index="12" draw:name="Vorm36_ 4" draw:style-name="gr1" draw:text-style-name="P107" svg:width="0.35cm" svg:height="0.35cm" draw:control="control11"/></text:span></text:span></text:p>
          </table:table-cell>
          <table:table-cell table:style-name="Tabel2.D2" office:value-type="string">
            <text:p text:style-name="P104"><text:span text:style-name="Strong_20_Emphasis"><text:span text:style-name="T267">Follow the welcome screens.</text:span></text:span><text:span text:style-name="T272"/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17"><draw:control text:anchor-type="as-char" draw:z-index="26" draw:name="Vorm 9" draw:style-name="gr1" draw:text-style-name="P107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17"><draw:control text:anchor-type="as-char" draw:z-index="27" draw:name="Vorm 10" draw:style-name="gr1" draw:text-style-name="P107" svg:width="0.35cm" svg:height="0.35cm" draw:control="control26"/></text:span></text:span></text:p>
          </table:table-cell>
          <table:table-cell table:style-name="Tabel2.D5" office:value-type="string">
            <text:p text:style-name="P43"><text:span text:style-name="Strong_20_Emphasis"><text:span text:style-name="T58">Dr</text:span></text:span><text:span text:style-name="Strong_20_Emphasis"><text:span text:style-name="T51">uk</text:span></text:span><text:span text:style-name="Strong_20_Emphasis"><text:span text:style-name="T31"> op</text:span></text:span><text:span text:style-name="Strong_20_Emphasis"><text:span text:style-name="T37"> de </text:span></text:span><text:span text:style-name="Strong_20_Emphasis"><text:span text:style-name="T62">Super</text:span></text:span><text:span text:style-name="Strong_20_Emphasis"><text:span text:style-name="T37">-toets</text:span></text:span><text:span text:style-name="Strong_20_Emphasis"><text:span text:style-name="T32"><text:note text:id="ftn9" text:note-class="footnote"><text:note-citation>2</text:note-citation><text:note-body><text:p text:style-name="P25"><text:span text:style-name="T178">De </text:span><text:span text:style-name="T181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/text:span><text:span text:style-name="Strong_20_Emphasis"><text:span text:style-name="T37">, </text:span></text:span><text:span text:style-name="Strong_20_Emphasis"><text:span text:style-name="T58">t</text:span></text:span><text:span text:style-name="Strong_20_Emphasis"><text:span text:style-name="T33">yp </text:span></text:span><text:span text:style-name="Strong_20_Emphasis"><text:span text:style-name="T90">men</text:span></text:span><text:span text:style-name="Strong_20_Emphasis"><text:span text:style-name="T87">u</text:span></text:span><text:span text:style-name="Strong_20_Emphasis"><text:span text:style-name="T5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op het pictogram van </text:span>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6" office:value-type="string">
            <text:p text:style-name="P42"><text:span text:style-name="Strong_20_Emphasis"><text:span text:style-name="T54">Selecteer</text:span></text:span><text:span text:style-name="Strong_20_Emphasis"><text:span text:style-name="T44"> </text:span></text:span><text:span text:style-name="Strong_20_Emphasis"><text:span text:style-name="T105">4</text:span></text:span><text:span text:style-name="Strong_20_Emphasis"><text:span text:style-name="T77"> </text:span></text:span><text:span text:style-name="Strong_20_Emphasis"><text:span text:style-name="T60">Gebruiker inrichten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7" office:value-type="string">
            <text:p text:style-name="P56"><text:span text:style-name="T2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21"/>
      <text:p text:style-name="P6"/>
      <text:p text:style-name="P60"><text:span text:style-name="T108">E</text:span><text:span text:style-name="T109">inde c</text:span><text:span text:style-name="T110">hecklist, </text:span><text:span text:style-name="T111">d</text:span><text:span text:style-name="T110">e</text:span><text:span text:style-name="T194"> installatie van </text:span><text:span text:style-name="T194"><text:user-field-get text:name="Distro">Debian</text:user-field-get></text:span><text:span text:style-name="T197"><text:s/></text:span><text:span text:style-name="T197"><text:user-field-get text:name="Version">12</text:user-field-get></text:span><text:span text:style-name="Strong_20_Emphasis"><text:span text:style-name="T195"><text:s/></text:span></text:span><text:span text:style-name="Strong_20_Emphasis"><text:span text:style-name="T199">Desktop</text:span></text:span><text:span text:style-name="Strong_20_Emphasis"><text:span text:style-name="T198"> </text:span></text:span><text:span text:style-name="T194">is voltooid.</text:span></text:p>
      <text:p text:style-name="P38"/>
      <text:list text:style-name="L2">
        <text:list-header>
          <text:p text:style-name="P105"><text:span text:style-name="Emphasis"><text:span text:style-name="T23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9">Karel Zimmer</text:span></text:span></text:a><text:span text:style-name="Emphasis"><text:span text:style-name="T240">.</text:span></text:span></text:p>
          <text:p text:style-name="P106"><text:span text:style-name="Emphasis"><text:span text:style-name="T242">Licentie </text:span></text:span><text:span text:style-name="Emphasis"><text:span text:style-name="T240">C</text:span></text:span><text:span text:style-name="Emphasis"><text:span text:style-name="T241">C0</text:span></text:span><text:span text:style-name="Emphasis"><text:span text:style-name="T240"> 1.0 </text:span></text:span><text:span text:style-name="Emphasis"><text:span text:style-name="T23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7"><text:s/></text:span></text:span><text:span text:style-name="Emphasis"><text:span text:style-name="T23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11-20T09:41:56.922923969">20-1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9:41:56.755041956</dc:date>
    <meta:keyword>Installatie</meta:keyword>
    <meta:keyword>Checklist</meta:keyword>
    <meta:keyword>Linux</meta:keyword>
    <meta:editing-cycles>7010</meta:editing-cycles>
    <meta:editing-duration>P12DT16H3M29S</meta:editing-duration>
    <dc:creator>Karel Zimmer</dc:creator>
    <meta:printed-by>Karel Zimmer</meta:printed-by>
    <meta:print-date>2024-11-09T13:01:09.861873321</meta:print-date>
    <meta:document-statistic meta:table-count="4" meta:image-count="2" meta:object-count="0" meta:page-count="4" meta:paragraph-count="107" meta:word-count="567" meta:character-count="3827" meta:non-whitespace-character-count="3318"/>
    <meta:user-defined meta:name="Info 1"/>
    <meta:user-defined meta:name="Info 2"/>
    <meta:user-defined meta:name="Info 3"/>
    <meta:user-defined meta:name="Info 4"/>
  </office:meta>
</office:document-meta>
</file>